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4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7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style-name="Regular" style:font-pitch="fixed" fo:font-size="10pt"/>
    </style:style>
    <style:style style:name="T3" style:family="text">
      <style:text-properties fo:font-family="'Courier New'" style:font-pitch="fixed" fo:font-size="10pt"/>
    </style:style>
    <style:style style:name="T4" style:family="text">
      <style:text-properties style:text-position="sub 58%" fo:font-family="'Courier New'" style:font-pitch="fixed" fo:font-size="10pt"/>
    </style:style>
    <style:style style:name="T5" style:family="text">
      <style:text-properties style:text-position="0% 100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.13cm" svg:x="1.699cm" svg:y="0.142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4782.0089955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.13cm" svg:x="4.396cm" svg:y="0.142cm">
          <text:p text:style-name="P1"><text:span text:style-name="T1">chunk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.272cm" svg:height="0.399cm" svg:x="-0.136cm" svg:y="1.66cm">
          <draw:text-box>
            <text:p text:style-name="P3"><text:span text:style-name="T2"><text:s/></text:span><text:span text:style-name="T2">word </text:span></text:p>
          </draw:text-box>
        </draw:frame>
        <draw:frame draw:style-name="gr3" draw:text-style-name="P4" draw:layer="layout" svg:width="1.907cm" svg:height="0.399cm" svg:x="-0.136cm" svg:y="0.844cm">
          <draw:text-box>
            <text:p text:style-name="P3"><text:span text:style-name="T2"><text:s/></text:span><text:span text:style-name="T2">concept </text:span></text:p>
          </draw:text-box>
        </draw:frame>
        <draw:connector draw:style-name="gr4" draw:text-style-name="P5" draw:layer="layout" draw:type="curve" svg:x1="2.698cm" svg:y1="1.233cm" svg:x2="2.698cm" svg:y2="1.669cm" draw:start-shape="id1" draw:start-glue-point="8" draw:end-shape="id2" draw:end-glue-point="4">
          <text:p text:style-name="P3"/>
        </draw:connector>
        <draw:frame draw:style-name="gr5" draw:text-style-name="P6" draw:layer="layout" svg:width="0.337cm" svg:height="0.502cm" svg:x="2.569cm" svg:y="2.4cm">
          <draw:text-box>
            <text:p text:style-name="P3"><text:span text:style-name="T3">w</text:span><text:span text:style-name="T4">1</text:span></text:p>
          </draw:text-box>
        </draw:frame>
        <draw:frame draw:style-name="gr5" draw:text-style-name="P6" draw:layer="layout" svg:width="1.73cm" svg:height="0.502cm" svg:x="4.531cm" svg:y="2.4cm">
          <draw:text-box>
            <text:p text:style-name="P3"><text:span text:style-name="T3">w</text:span><text:span text:style-name="T4">2</text:span><text:span text:style-name="T5">,...,w</text:span><text:span text:style-name="T4">T</text:span></text:p>
          </draw:text-box>
        </draw:frame>
        <draw:custom-shape draw:style-name="gr6" draw:text-style-name="P5" draw:id="id1" draw:layer="layout" svg:width="0.38cm" svg:height="0.38cm" svg:x="2.509cm" svg:y="0.8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" draw:layer="layout" svg:width="0.38cm" svg:height="0.38cm" svg:x="2.509cm" svg:y="1.6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5.395cm" svg:y1="1.233cm" svg:x2="5.395cm" svg:y2="1.669cm" draw:start-shape="id3" draw:start-glue-point="8" draw:end-shape="id4" draw:end-glue-point="4">
          <text:p text:style-name="P3"/>
        </draw:connector>
        <draw:custom-shape draw:style-name="gr6" draw:text-style-name="P5" draw:id="id3" draw:layer="layout" svg:width="0.38cm" svg:height="0.38cm" svg:x="5.206cm" svg:y="0.8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" draw:layer="layout" svg:width="0.38cm" svg:height="0.38cm" svg:x="5.206cm" svg:y="1.6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2.889cm" svg:y1="1.042cm" svg:x2="5.206cm" svg:y2="1.042cm" draw:start-shape="id1" draw:start-glue-point="10" draw:end-shape="id3" draw:end-glue-point="6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7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4-06T11:52:55</meta:creation-date>
    <dc:creator>Filip Jurcicek</dc:creator>
    <dc:date>2008-05-20T16:55:35</dc:date>
    <dc:language>en-US</dc:language>
    <meta:editing-cycles>43</meta:editing-cycles>
    <meta:editing-duration>PT8H17M14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